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odaCodec.parseDateTime( String text , DateTimeFormatter formatter )</text:p>
          </table:table-cell>
          <table:table-cell office:value-type="float" office:value="40">
            <text:p text:style-name="Table_20_Contents">40</text:p>
          </table:table-cell>
          <table:table-cell office:value-type="float" office:value="60">
            <text:p text:style-name="Table_20_Contents">60</text:p>
          </table:table-cell>
          <table:table-cell office:value-type="float" office:value="92">
            <text:p text:style-name="Table_20_Contents">92</text:p>
          </table:table-cell>
        </table:table-row>
        <table:table-row>
          <table:table-cell office:value-type="string">
            <text:p text:style-name="Table_20_Contents">JodaCodec.write( SerializeWriter out , ReadablePartial object , String form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odaCodec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daCodec.deserialze( DefaultJSONParser parser , Type type , Object fieldName , String format , int feature )</text:p>
          </table:table-cell>
          <table:table-cell office:value-type="float" office:value="37">
            <text:p text:style-name="Table_20_Contents">37</text:p>
          </table:table-cell>
          <table:table-cell office:value-type="float" office:value="36">
            <text:p text:style-name="Table_20_Contents">36</text:p>
          </table:table-cell>
          <table:table-cell office:value-type="float" office:value="124">
            <text:p text:style-name="Table_20_Contents">124</text:p>
          </table:table-cell>
        </table:table-row>
        <table:table-row>
          <table:table-cell office:value-type="string">
            <text:p text:style-name="Table_20_Contents">JodaCodec.parseLocalDate( String text , String format , DateTimeFormatter formatter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39">
            <text:p text:style-name="Table_20_Contents">39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JodaCodec.write( JSONSerializer serializer , Object object , Bea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odaCodec.write( JSONSerializer serializer , Object object , Object fieldName , Type fieldType , int feature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JodaCodec.parseZonedDateTime( String text , DateTimeFormatter formatter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39">
            <text:p text:style-name="Table_20_Contents">39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JodaCodec.deserialze( DefaultJSONParser parser , Type type , Object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